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F76000011DAEF4A0669.png"/>
  <manifest:file-entry manifest:media-type="image/png" manifest:full-path="Pictures/10000201000004A2000005C23672DA9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.1665in" fo:margin-bottom="0.111in" fo:text-align="center" style:justify-single-word="false"/>
      <style:text-properties fo:font-size="24pt" style:font-size-asian="24pt" style:font-size-complex="72pt"/>
    </style:style>
    <style:style style:name="P2" style:family="paragraph" style:parent-style-name="Standard">
      <style:paragraph-properties loext:contextual-spacing="false" fo:margin-top="0.1665in" fo:margin-bottom="0.111in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72pt" style:font-size-asian="72pt" style:font-size-complex="72pt"/>
    </style:style>
    <style:style style:name="T1" style:family="text">
      <style:text-properties fo:font-size="80pt" style:font-size-asian="80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ckathon</text:p>
      <text:p text:style-name="P1"/>
      <text:p text:style-name="P2"><draw:frame draw:style-name="fr1" draw:name="Image1" text:anchor-type="paragraph" svg:x="7.6555in" svg:y="2.4764in" svg:width="2in" svg:height="2.4799in" draw:z-index="0"><draw:image xlink:href="Pictures/10000201000004A2000005C23672DA94.png" xlink:type="simple" xlink:show="embed" xlink:actuate="onLoad"/></draw:frame><draw:frame draw:style-name="fr2" draw:name="graphics1" text:anchor-type="paragraph" svg:x="-0.498in" svg:y="2.3728in" svg:width="2.15in" svg:height="2.4799in" draw:z-index="1"><draw:image xlink:href="Pictures/1000020100000F76000011DAEF4A0669.png" xlink:type="simple" xlink:show="embed" xlink:actuate="onLoad"/></draw:frame><text:span text:style-name="T1"> Main Event R</text:span><text:bookmark text:name="_GoBack"/><text:span text:style-name="T1">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fals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in" fo:margin-bottom="0.111in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alloon_20_Text" style:display-name="Balloon Text" style:family="paragraph" style:parent-style-name="Standard" style:default-outline-level="">
      <style:paragraph-properties loext:contextual-spacing="false"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Yang</meta:initial-creator>
    <meta:editing-cycles>8</meta:editing-cycles>
    <meta:print-date>2019-10-31T22:13:34.736561811</meta:print-date>
    <meta:creation-date>2019-05-17T21:38:00</meta:creation-date>
    <dc:date>2022-03-16T17:57:20</dc:date>
    <meta:editing-duration>PT33M3S</meta:editing-duration>
    <meta:generator>OpenOffice/4.1.11$Unix OpenOffice.org_project/4111m1$Build-9808</meta:generator>
    <dc:creator>John Peach</dc:creator>
    <meta:document-statistic meta:table-count="0" meta:image-count="2" meta:object-count="0" meta:page-count="1" meta:paragraph-count="2" meta:word-count="4" meta:character-count="25"/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